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AGUIRRE AMASIFUEN KARIN ROS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5008042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50786469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AGUIRRE AMASIFUEN KARIN ROS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500804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83 898 10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2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918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36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8/2021</text:p>
          </table:table-cell>
          <table:table-cell table:style-name="Tabla2.A3" office:value-type="string">
            <text:p text:style-name="P22">446313</text:p>
          </table:table-cell>
          <table:table-cell table:style-name="Tabla2.D3" office:value-type="string">
            <text:p text:style-name="P23">136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7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23:37:44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